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000000020008D6A0104317545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svg:stroke-opacity="80%" draw:stroke-linejoin="miter" draw:fill="none" draw:fill-color="#ffffff" draw:secondary-fill-color="#d4ea6b" draw:opacity="70%" draw:textarea-horizontal-align="center" draw:textarea-vertical-align="middle" draw:auto-grow-height="false" draw:fit-to-size="false" style:shrink-to-fit="false" fo:min-height="3.083cm" fo:min-width="33.423cm" fo:padding-top="0.169cm" fo:padding-bottom="0.169cm" fo:padding-left="0.289cm" fo:padding-right="0.289cm" fo:wrap-option="wrap" draw:shadow="visible" draw:shadow-offset-x="0.071cm" draw:shadow-offset-y="0.071cm" draw:shadow-color="#ffffff" draw:shadow-opacity="100%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0369a3" draw:secondary-fill-color="#d4ea6b" draw:opacity="100%" draw:textarea-horizontal-align="center" draw:textarea-vertical-align="middle" draw:auto-grow-height="false" draw:fit-to-size="false" style:shrink-to-fit="false" fo:min-height="1.386cm" fo:min-width="7.261cm" fo:padding-top="0.125cm" fo:padding-bottom="0.125cm" fo:padding-left="0.245cm" fo:padding-right="0.245cm" fo:wrap-option="wrap" draw:shadow="visible" draw:shadow-offset-x="0.141cm" draw:shadow-offset-y="0.141cm" draw:shadow-color="#2a6099" draw:shadow-opacity="20%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8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6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0369a3" draw:secondary-fill-color="#d4ea6b" draw:opacity="100%" draw:textarea-horizontal-align="center" draw:textarea-vertical-align="middle" draw:auto-grow-height="false" draw:fit-to-size="false" style:shrink-to-fit="false" fo:min-height="1.837cm" fo:min-width="13.011cm" fo:padding-top="0.125cm" fo:padding-bottom="0.125cm" fo:padding-left="0.245cm" fo:padding-right="0.245cm" fo:wrap-option="wrap" draw:shadow="visible" draw:shadow-offset-x="0.141cm" draw:shadow-offset-y="0.141cm" draw:shadow-color="#2a6099" draw:shadow-opacity="2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805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" style:family="graphic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0369a3" draw:secondary-fill-color="#d4ea6b" draw:opacity="100%" draw:textarea-horizontal-align="center" draw:textarea-vertical-align="middle" draw:auto-grow-height="false" draw:fit-to-size="false" style:shrink-to-fit="false" fo:min-height="1.386cm" fo:min-width="7.261cm" fo:padding-top="0.125cm" fo:padding-bottom="0.125cm" fo:padding-left="0.245cm" fo:padding-right="0.245cm" fo:wrap-option="wrap" draw:shadow="visible" draw:shadow-offset-x="0.141cm" draw:shadow-offset-y="0.141cm" draw:shadow-color="#2a6099" draw:shadow-opacity="20%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47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7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68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 draw:secondary-fill-color="#d4ea6b" draw:opacity="7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369a3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text-properties fo:font-weight="normal"/>
    </style:style>
    <style:style style:name="P6" style:family="paragraph">
      <loext:graphic-properties draw:fill="none" draw:fill-color="#ffffff"/>
      <style:text-properties fo:font-weight="normal"/>
    </style:style>
    <style:style style:name="P7" style:family="paragraph">
      <loext:graphic-properties draw:fill="none" draw:fill-color="#ffffff"/>
      <style:text-properties fo:font-size="21pt" style:font-size-asian="21pt" style:font-size-complex="21pt"/>
    </style:style>
    <style:style style:name="P8" style:family="paragraph">
      <style:paragraph-properties fo:text-align="start"/>
      <style:text-properties fo:font-weight="normal"/>
    </style:style>
    <style:style style:name="P9" style:family="paragraph">
      <loext:graphic-properties draw:fill="none" draw:fill-color="#ffffff"/>
      <style:paragraph-properties fo:text-align="start"/>
      <style:text-properties fo:font-weight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1pt" fo:font-style="italic" style:font-size-asian="21pt" style:font-style-asian="italic" style:font-weight-asian="bold" style:font-size-complex="21pt" style:font-style-complex="italic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Outline-blue" draw:style-name="gr1" draw:text-style-name="P2" draw:layer="layout" svg:width="34cm" svg:height="3.42cm" svg:x="4cm" svg:y="1.5cm">
          <text:p text:style-name="P1"><text:span text:style-name="T1">Règlement Général de Protection des Donnée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style-name="gr2">
          <draw:custom-shape draw:name="blue" draw:style-name="gr3" draw:text-style-name="P4" draw:layer="layout" svg:width="7.75cm" svg:height="1.635cm" svg:x="3.25cm" svg:y="6.112cm">
            <text:p text:style-name="P3"><text:span text:style-name="T2">Quelles données ?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4" draw:text-style-name="P6" draw:layer="layout" svg:width="10.5cm" svg:height="4.149cm" svg:x="3cm" svg:y="8.101cm">
            <draw:text-box>
              <text:p text:style-name="P5"><text:span text:style-name="T3">Toute donnée dite sensible :</text:span><text:line-break/></text:p>
              <text:p text:style-name="P5"><text:span text:style-name="T4">une donnée à caractère personnel qui permet d'identifier un individu.</text:span></text:p>
            </draw:text-box>
          </draw:frame>
        </draw:g>
        <draw:frame draw:style-name="gr5" draw:text-style-name="P7" draw:layer="layout" svg:width="13cm" svg:height="6.65cm" svg:x="3cm" svg:y="12.5cm">
          <draw:text-box>
            <text:list text:style-name="L1">
              <text:list-item>
                <text:p>Localisation</text:p>
              </text:list-item>
              <text:list-item>
                <text:p>Données bancaires</text:p>
              </text:list-item>
              <text:list-item>
                <text:p>Données biométriques</text:p>
              </text:list-item>
              <text:list-item>
                <text:p>Données médicales</text:p>
              </text:list-item>
              <text:list-item>
                <text:p>Échanges personnels</text:p>
              </text:list-item>
              <text:list-item>
                <text:p>Religion</text:p>
              </text:list-item>
              <text:list-item>
                <text:p>Ethnie</text:p>
              </text:list-item>
              <text:list-item>
                <text:p>Données de la Sécurité Sociale</text:p>
              </text:list-item>
              <text:list-item>
                <text:p>...</text:p>
              </text:list-item>
            </text:list>
          </draw:text-box>
        </draw:frame>
        <draw:g draw:style-name="gr2">
          <draw:custom-shape draw:name="blue" draw:style-name="gr6" draw:text-style-name="P4" draw:layer="layout" svg:width="13.5cm" svg:height="2.086cm" svg:x="25.75cm" svg:y="5.898cm">
            <text:p text:style-name="P3"><text:span text:style-name="T2">Quels traitement de données concerne-t-il ?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7" draw:text-style-name="P9" draw:layer="layout" svg:width="10.5cm" svg:height="4.973cm" svg:x="25.75cm" svg:y="8.25cm">
            <draw:text-box>
              <text:list text:style-name="L1">
                <text:list-item>
                  <text:p text:style-name="P8"><text:span text:style-name="T4">Communication</text:span></text:p>
                </text:list-item>
                <text:list-item>
                  <text:p text:style-name="P8"><text:span text:style-name="T4">Diffusion</text:span></text:p>
                </text:list-item>
                <text:list-item>
                  <text:p text:style-name="P8"><text:span text:style-name="T4">Communication</text:span></text:p>
                </text:list-item>
                <text:list-item>
                  <text:p text:style-name="P8"><text:span text:style-name="T4">Collecte</text:span></text:p>
                </text:list-item>
                <text:list-item>
                  <text:p text:style-name="P8"><text:span text:style-name="T4">Conservation</text:span></text:p>
                </text:list-item>
                <text:list-item>
                  <text:p text:style-name="P8"><text:span text:style-name="T4">modification/suppression</text:span></text:p>
                </text:list-item>
              </text:list>
            </draw:text-box>
          </draw:frame>
        </draw:g>
        <draw:g draw:style-name="gr8">
          <draw:line draw:style-name="gr9" draw:text-style-name="P10" draw:layer="layout" svg:x1="1cm" svg:y1="19.5cm" svg:x2="41cm" svg:y2="19.5cm">
            <text:p/>
          </draw:line>
          <draw:line draw:style-name="gr9" draw:text-style-name="P10" draw:layer="layout" svg:x1="20.75cm" svg:y1="19.5cm" svg:x2="20.5cm" svg:y2="6cm">
            <text:p/>
          </draw:line>
        </draw:g>
        <draw:g draw:style-name="gr2">
          <draw:custom-shape draw:name="blue" draw:style-name="gr10" draw:text-style-name="P4" draw:layer="layout" svg:width="7.75cm" svg:height="1.635cm" svg:x="16.75cm" svg:y="19.865cm">
            <text:p text:style-name="P3"><text:span text:style-name="T2">Huit règles d’or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11" draw:text-style-name="P12" draw:layer="layout" svg:width="8cm" svg:height="4.75cm" svg:x="9.25cm" svg:y="20cm">
            <draw:text-box>
              <text:p text:style-name="P11"><text:span text:style-name="T5">Licéité</text:span></text:p>
              <text:p text:style-name="P11"><text:span text:style-name="T5"/></text:p>
              <text:p text:style-name="P11"><text:span text:style-name="T6">Le traitement doit se faire dans le respect de la loi.</text:span></text:p>
            </draw:text-box>
          </draw:frame>
          <draw:frame draw:style-name="gr12" draw:text-style-name="P12" draw:layer="layout" svg:width="12.5cm" svg:height="3.95cm" svg:x="1.25cm" svg:y="24.75cm">
            <draw:text-box>
              <text:p text:style-name="P11"><text:span text:style-name="T5">Droit des personnes</text:span></text:p>
              <text:p text:style-name="P11"><text:span text:style-name="T5"/></text:p>
              <text:p text:style-name="P11"><text:span text:style-name="T6">Les personnes concernées ont le droit de demander à recevoir leurs données sensibles sous forme structurée et lisible.</text:span></text:p>
            </draw:text-box>
          </draw:frame>
          <draw:frame draw:style-name="gr13" draw:text-style-name="P12" draw:layer="layout" svg:width="8.4cm" svg:height="3.806cm" svg:x="16.75cm" svg:y="21.522cm">
            <draw:text-box>
              <text:p text:style-name="P11"><text:span text:style-name="T5">Sécurité des données</text:span></text:p>
              <text:p text:style-name="P11"><text:span text:style-name="T5"/></text:p>
              <text:p text:style-name="P11"><text:span text:style-name="T6">Les données obtenues doivent être protégée d’attaques ou de vols.</text:span></text:p>
            </draw:text-box>
          </draw:frame>
          <draw:frame draw:style-name="gr14" draw:text-style-name="P12" draw:layer="layout" svg:width="8.4cm" svg:height="4.028cm" svg:x="1.1cm" svg:y="19.972cm">
            <draw:text-box>
              <text:p text:style-name="P11"><text:span text:style-name="T5">Minimisation</text:span></text:p>
              <text:p text:style-name="P11"><text:span text:style-name="T5"/></text:p>
              <text:p text:style-name="P11"><text:span text:style-name="T6">Les données détenues doivent se limiter au strict nécessaire.</text:span></text:p>
            </draw:text-box>
          </draw:frame>
          <draw:frame draw:style-name="gr15" draw:text-style-name="P12" draw:layer="layout" svg:width="8cm" svg:height="5.228cm" svg:x="33cm" svg:y="20.022cm">
            <draw:text-box>
              <text:p text:style-name="P11"><text:span text:style-name="T5">Données sensibles</text:span></text:p>
              <text:p text:style-name="P11"><text:span text:style-name="T5"/></text:p>
              <text:p text:style-name="P11"><text:span text:style-name="T6">L’utilisateur final doit être explicitement averti de la confidentialité des données détenues et son consentement demandé.</text:span></text:p>
            </draw:text-box>
          </draw:frame>
          <draw:frame draw:style-name="gr16" draw:text-style-name="P12" draw:layer="layout" svg:width="10.75cm" svg:height="3.095cm" svg:x="27cm" svg:y="25.5cm">
            <draw:text-box>
              <text:p text:style-name="P11"><text:span text:style-name="T5">Transparence</text:span></text:p>
              <text:p text:style-name="P11"><text:span text:style-name="T5"/></text:p>
              <text:p text:style-name="P11"><text:span text:style-name="T6">Toute information sur le traitement doit être facilement obtenable </text:span></text:p>
            </draw:text-box>
          </draw:frame>
          <draw:frame draw:style-name="gr17" draw:text-style-name="P12" draw:layer="layout" svg:width="8.4cm" svg:height="3.931cm" svg:x="24.75cm" svg:y="20.5cm">
            <draw:text-box>
              <text:p text:style-name="P11"><text:span text:style-name="T5">Conservation limitée</text:span></text:p>
              <text:p text:style-name="P11"><text:span text:style-name="T5"/></text:p>
              <text:p text:style-name="P11"><text:span text:style-name="T6">Les données doivent être supprimées dès qu’elles perdent leur utilité.</text:span></text:p>
            </draw:text-box>
          </draw:frame>
          <draw:frame draw:style-name="gr18" draw:text-style-name="P12" draw:layer="layout" svg:width="11.5cm" svg:height="4.517cm" svg:x="14.5cm" svg:y="25.483cm">
            <draw:text-box>
              <text:p text:style-name="P11"><text:span text:style-name="T5">Finalité</text:span></text:p>
              <text:p text:style-name="P11"><text:span text:style-name="T5"/></text:p>
              <text:p text:style-name="P11"><text:span text:style-name="T6">Les fins auxquelles les données sont obtenues doivent être fixées et limité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Gradient_20_24" draw:display-name="Gradient 24" draw:style="linear" draw:start-color="#0369a3" draw:end-color="#000000" draw:start-intensity="100%" draw:end-intensity="100%" draw:angle="0deg" draw:border="0%">
      <loext:gradient-stop svg:offset="0" loext:color-type="rgb" loext:color-value="#0369a3"/>
      <loext:gradient-stop svg:offset="1" loext:color-type="rgb" loext:color-value="#00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per_20_Crumpled" draw:display-name="Paper Crumpled" xlink:href="Pictures/10000000000002000000020008D6A0104317545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abin Courdy</meta:initial-creator>
    <meta:creation-date>2023-09-26T18:39:41.924000000</meta:creation-date>
    <dc:date>2023-09-26T21:02:42.776000000</dc:date>
    <dc:creator>Gabin Courdy</dc:creator>
    <meta:editing-duration>PT2H23M</meta:editing-duration>
    <meta:editing-cycles>2</meta:editing-cycles>
    <meta:generator>LibreOffice/7.6.1.2$Windows_X86_64 LibreOffice_project/f5defcebd022c5bc36bbb79be232cb6926d8f674</meta:generator>
    <meta:print-date>2023-09-26T21:01:56.497000000</meta:print-date>
    <meta:printed-by>Fichiers PDF: Gabin Courdy</meta:printed-by>
    <meta:document-statistic meta:object-count="21"/>
  </office:meta>
</office:document-meta>
</file>